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35800001B60423FF3015E5B794D.tif" manifest:media-type="image/tif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15.999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fo:min-height="2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1pt" style:font-size-asian="11pt" style:font-size-complex="11p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style:font-size-asian="13pt" style:font-size-complex="13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2.386cm" svg:x="0.75cm" svg:y="2.5cm">
          <draw:image xlink:href="Pictures/100000000000135800001B60423FF3015E5B794D.tif" xlink:type="simple" xlink:show="embed" xlink:actuate="onLoad" draw:mime-type="image/tiff">
            <text:p/>
          </draw:image>
        </draw:frame>
        <draw:frame draw:style-name="gr2" draw:text-style-name="P2" draw:layer="layout" svg:width="15.25cm" svg:height="1.75cm" svg:x="2.75cm" svg:y="8.75cm">
          <draw:text-box>
            <text:p><text:span text:style-name="T1">Heut schließt er wieder auf die Tür / zum schönen Paradeis, / der Cherub steht nicht </text:span></text:p>
          </draw:text-box>
        </draw:frame>
        <draw:frame draw:style-name="gr3" draw:text-style-name="P4" draw:layer="layout" svg:width="15cm" svg:height="3cm" svg:x="2.75cm" svg:y="14.5cm">
          <draw:text-box>
            <text:p text:style-name="P3"><text:span text:style-name="T2">mehr dafür. / Gott sei Lob, Ehr und Preis, / Gott sei Lob, Ehr und Preis!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21T11:31:41.450000000</meta:creation-date>
    <dc:date>2021-12-21T11:41:01.975000000</dc:date>
    <meta:editing-duration>PT9M20S</meta:editing-duration>
    <meta:editing-cycles>1</meta:editing-cycles>
    <meta:document-statistic meta:object-count="3"/>
    <meta:generator>LibreOffice/7.1.7.2$Windows_X86_64 LibreOffice_project/c6a4e3954236145e2acb0b65f68614365aeee33f</meta:generator>
  </office:meta>
</office:document-meta>
</file>